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/>
    </style:style>
    <style:style style:name="gr1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03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17cm" fo:min-width="3.248cm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textarea-horizontal-align="justify" draw:textarea-vertical-align="middle" draw:auto-grow-height="false" fo:min-height="3.217cm" fo:min-width="2.967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5cm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2.95cm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0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039cm" fo:min-width="2.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4.95cm"/>
      <style:paragraph-properties style:writing-mode="lr-tb"/>
    </style:style>
    <style:style style:name="gr15" style:family="graphic" style:parent-style-name="standard">
      <style:graphic-properties draw:fill-color="#333333" draw:textarea-horizontal-align="justify" draw:textarea-vertical-align="middle" draw:auto-grow-height="false" fo:min-height="1cm" fo:min-width="3.25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3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dddddd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333333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fo:font-size="10pt" fo:font-style="italic" fo:background-color="#333333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fo:font-size="12pt" fo:font-style="italic" fo:font-weight="normal" fo:background-color="#333333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chéma machine à état bouton" draw:style-name="dp1" draw:master-page-name="Standard">
        <draw:line draw:style-name="gr1" draw:text-style-name="P1" draw:layer="layout" svg:x1="20.75cm" svg:y1="13.25cm" svg:x2="18.25cm" svg:y2="15.5cm">
          <text:p/>
        </draw:line>
        <draw:custom-shape draw:style-name="gr2" draw:text-style-name="P2" draw:layer="layout" svg:width="5cm" svg:height="5cm" svg:x="13cm" svg:y="14.25cm">
          <text:p text:style-name="P2"><text:span text:style-name="T1">Led clignotant </text:span><text:span text:style-name="T1">doucement</text:span><text:span text:style-name="T2">, </text:span><text:span text:style-name="T2">bouton en </text:span><text:span text:style-name="T2">attente </text:span><text:span text:style-name="T2">d’événement.</text:span></text:p>
          <text:p text:style-name="P2"><text:span text:style-name="T3">Relais OFF</text:span></text:p>
          <text:p text:style-name="P2"><text:span text:style-name="T2"/></text:p>
          <text:p text:style-name="P2"><text:span text:style-name="T2">ÉTAT : </text:span><text:span text:style-name="T4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cm" svg:height="4.901cm" svg:x="8.5cm" svg:y="8cm">
          <text:p text:style-name="P2"><text:span text:style-name="T1">Led allumée, </text:span><text:span text:style-name="T1">minuteur <text:s/></text:span><text:span text:style-name="T1">enclenché</text:span></text:p>
          <text:p text:style-name="P2"><text:span text:style-name="T3">Relais ON</text:span></text:p>
          <text:p text:style-name="P2"><text:span text:style-name="T2"/></text:p>
          <text:p text:style-name="P2"><text:span text:style-name="T2">ÉTAT :</text:span></text:p>
          <text:p text:style-name="P2"><text:span text:style-name="T4">ALLUME_COU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cm" svg:y1="14.5cm" svg:x2="12.75cm" svg:y2="12.75cm">
          <text:p/>
        </draw:line>
        <draw:custom-shape draw:style-name="gr5" draw:text-style-name="P2" draw:layer="layout" svg:width="4.901cm" svg:height="4.901cm" svg:x="13.5cm" svg:y="1.599cm">
          <text:p text:style-name="P2"><text:span text:style-name="T1">Led clignotant rapidement</text:span></text:p>
          <text:p text:style-name="P2"><text:span text:style-name="T3">Relais ON</text:span></text:p>
          <text:p text:style-name="P2"><text:span text:style-name="T2"/></text:p>
          <text:p text:style-name="P2"><text:span text:style-name="T2">ÉTAT :</text:span></text:p>
          <text:p text:style-name="P2"><text:span text:style-name="T4">ALLUME_VERS_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cm" svg:y1="4.75cm" svg:x2="13.25cm" svg:y2="4.25cm">
          <text:p/>
        </draw:line>
        <draw:line draw:style-name="gr6" draw:text-style-name="P1" draw:layer="layout" svg:x1="14.75cm" svg:y1="6.5cm" svg:x2="13.25cm" svg:y2="8.75cm">
          <text:p/>
        </draw:line>
        <draw:line draw:style-name="gr6" draw:text-style-name="P1" draw:layer="layout" svg:x1="19cm" svg:y1="7.5cm" svg:x2="16.25cm" svg:y2="14.25cm">
          <text:p/>
        </draw:line>
        <draw:line draw:style-name="gr7" draw:text-style-name="P1" draw:layer="layout" svg:x1="18cm" svg:y1="5.75cm" svg:x2="19cm" svg:y2="7.5cm">
          <text:p/>
        </draw:line>
        <draw:line draw:style-name="gr7" draw:text-style-name="P1" draw:layer="layout" svg:x1="11cm" svg:y1="4.75cm" svg:x2="11cm" svg:y2="7.75cm">
          <text:p/>
        </draw:line>
        <draw:custom-shape draw:style-name="gr8" draw:text-style-name="P4" draw:layer="layout" svg:width="5cm" svg:height="1cm" svg:x="14.5cm" svg:y="9cm">
          <text:p text:style-name="P3"><text:span text:style-name="T5">Si </text:span><text:span text:style-name="T6">temps court</text:span><text:span text:style-name="T7"> écoulé et pas de rappel de </text:span><text:span text:style-name="T7">l’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45cm" svg:height="0.7cm" svg:x="11.8cm" svg:y="13.4cm">
          <text:p text:style-name="P3"><text:span text:style-name="T7">Si </text:span><text:span text:style-name="T8">bouton cliqu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8cm" svg:height="1cm" svg:x="12.2cm" svg:y="6.75cm">
          <text:p text:style-name="P3"><text:span text:style-name="T7">Si nouveau </text:span><text:span text:style-name="T8">clique</text:span><text:span text:style-name="T9"> </text:span><text:span text:style-name="T9">ou </text:span><text:span text:style-name="T8">clique long</text:span><text:span text:style-name="T7"> de </text:span><text:span text:style-name="T7">l’utilisateu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16.75cm" svg:x2="12.9cm" svg:y2="16.75cm">
          <text:p/>
        </draw:line>
        <draw:line draw:style-name="gr7" draw:text-style-name="P1" draw:layer="layout" svg:x1="9.9cm" svg:y1="16.75cm" svg:x2="7.75cm" svg:y2="11.5cm">
          <text:p/>
        </draw:line>
        <draw:line draw:style-name="gr7" draw:text-style-name="P1" draw:layer="layout" svg:x1="7.75cm" svg:y1="11.5cm" svg:x2="8.55cm" svg:y2="11.5cm">
          <text:p/>
        </draw:line>
        <draw:custom-shape draw:style-name="gr11" draw:text-style-name="P4" draw:layer="layout" svg:width="3.55cm" svg:height="1cm" svg:x="7.45cm" svg:y="14.5cm">
          <text:p text:style-name="P3"><text:span text:style-name="T7">Si </text:span><text:span text:style-name="T8">clique long</text:span><text:span text:style-name="T7"> de </text:span><text:span text:style-name="T7">l’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75cm" svg:y1="15cm" svg:x2="20.35cm" svg:y2="12.5cm">
          <text:p/>
        </draw:line>
        <draw:custom-shape draw:style-name="gr12" draw:text-style-name="P2" draw:layer="layout" svg:width="4.85cm" svg:height="4.651cm" svg:x="20.25cm" svg:y="9.099cm">
          <text:p text:style-name="P2"><text:span text:style-name="T1">Led allumée</text:span></text:p>
          <text:p text:style-name="P2"><text:span text:style-name="T3">Relais ON</text:span></text:p>
          <text:p text:style-name="P2"><text:span text:style-name="T2"/></text:p>
          <text:p text:style-name="P2"><text:span text:style-name="T2">ÉTAT :</text:span></text:p>
          <text:p text:style-name="P2"><text:span text:style-name="T10">ALLUME_L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7.25cm" svg:height="1.75cm" svg:x="20.25cm" svg:y="6.75cm">
          <draw:text-box>
            <text:p><text:span text:style-name="T11">Le « </text:span><text:span text:style-name="T12">temps long</text:span><text:span text:style-name="T13"> » peut être modifié dans le programme, c’est pour cela qu’il n’est pas marqué en clair ici</text:span></text:p>
          </draw:text-box>
        </draw:frame>
        <draw:custom-shape draw:style-name="gr14" draw:text-style-name="P4" draw:layer="layout" svg:width="5.45cm" svg:height="0.7cm" svg:x="6.25cm" svg:y="4.3cm">
          <text:p text:style-name="P3"><text:span text:style-name="T7">Si </text:span><text:span text:style-name="T6">temps court</text:span><text:span text:style-name="T7"> presque </text:span><text:span text:style-name="T7">écoulé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75cm" svg:height="1.25cm" svg:x="2.5cm" svg:y="10.85cm">
          <text:p text:style-name="P6"><text:span text:style-name="T14">On relance le </text:span><text:span text:style-name="T14">minuteur sur le </text:span><text:span text:style-name="T14">temps cou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.55cm" svg:height="1cm" svg:x="17.45cm" svg:y="13.5cm">
          <text:p text:style-name="P3"><text:span text:style-name="T7">Si </text:span><text:span text:style-name="T8">clique long</text:span><text:span text:style-name="T7"> de </text:span><text:span text:style-name="T7">l’utilisateu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3cm" svg:y1="17.25cm" svg:x2="18.25cm" svg:y2="17.25cm">
          <text:p/>
        </draw:line>
        <draw:line draw:style-name="gr7" draw:text-style-name="P1" draw:layer="layout" svg:x1="23cm" svg:y1="14cm" svg:x2="23cm" svg:y2="17.25cm">
          <text:p/>
        </draw:line>
        <draw:custom-shape draw:style-name="gr16" draw:text-style-name="P4" draw:layer="layout" svg:width="4.25cm" svg:height="0.75cm" svg:x="21.25cm" svg:y="15.25cm">
          <text:p text:style-name="P3"><text:span text:style-name="T5">Si </text:span><text:span text:style-name="T6">temps long</text:span><text:span text:style-name="T7"> </text:span><text:span text:style-name="T7">écoulé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cm" svg:y1="7.75cm" svg:x2="4.5cm" svg:y2="10.65cm">
          <text:p/>
        </draw:line>
        <draw:line draw:style-name="gr7" draw:text-style-name="P1" draw:layer="layout" svg:x1="6cm" svg:y1="7.75cm" svg:x2="8.75cm" svg:y2="8.75cm">
          <text:p/>
        </draw:line>
        <draw:custom-shape draw:style-name="gr9" draw:text-style-name="P4" draw:layer="layout" svg:width="3.45cm" svg:height="0.7cm" svg:x="4.5cm" svg:y="7.75cm">
          <text:p text:style-name="P3"><text:span text:style-name="T7">Si </text:span><text:span text:style-name="T8">bouton cliqué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5T19:08:42.011571140</meta:creation-date>
    <dc:date>2024-06-27T19:23:49.277839105</dc:date>
    <meta:editing-duration>P2DT8H21M4S</meta:editing-duration>
    <meta:editing-cycles>21</meta:editing-cycles>
    <meta:generator>LibreOffice/7.3.7.2$Linux_X86_64 LibreOffice_project/30$Build-2</meta:generator>
    <meta:document-statistic meta:object-count="29"/>
  </office:meta>
</office:document-meta>
</file>